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MU Sans Serif" svg:font-family="&quot;CMU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AFD095"/>
      <style:text-properties style:font-name="CMU Sans Serif" style:font-name-asian="CMU Sans Serif" style:font-name-complex="CMU Sans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4C7DC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4C7DC"/>
      <style:text-properties style:font-name="CMU Sans Serif" style:font-name-asian="CMU Sans Serif" style:font-name-complex="CMU Sans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ext-properties style:font-name="CMU Sans Serif" style:font-name-asian="CMU Sans Serif" style:font-name-complex="CMU Sans Serif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CMU Sans Serif" style:font-name-asian="CMU Sans Serif" style:font-name-complex="CMU Sans Serif"/>
    </style:style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6.68866666666667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9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4" table:default-cell-style-name="ce6"/>
        <table:table-column table:style-name="co5" table:number-columns-repeated="986" table:default-cell-style-name="ce1"/>
        <table:table-column table:style-name="co6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Infrastructure</text:p>
          </table:table-cell>
          <table:table-cell table:number-columns-repeated="5" table:style-name="ce3"/>
          <table:table-cell table:style-name="ce2"/>
          <table:table-cell table:number-columns-repeated="31" table:style-name="ce3"/>
          <table:table-cell table:number-columns-repeated="16346" table:style-name="ce2"/>
        </table:table-row>
        <table:table-row table:style-name="ro2">
          <table:table-cell office:value-type="string" table:style-name="ce1">
            <text:p>3D printer (PLA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flow oven + soldering iron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Electrical components</text:p>
          </table:table-cell>
          <table:table-cell table:number-columns-repeated="5" table:style-name="ce3"/>
          <table:table-cell table:style-name="ce2"/>
          <table:table-cell table:number-columns-repeated="31" table:style-name="ce3"/>
          <table:table-cell table:number-columns-repeated="16346" table:style-name="ce2"/>
        </table:table-row>
        <table:table-row table:style-name="ro2">
          <table:table-cell office:value-type="string" table:style-name="ce4">
            <text:p>PCB designator</text:p>
          </table:table-cell>
          <table:table-cell office:value-type="string" table:style-name="ce5">
            <text:p>Component</text:p>
          </table:table-cell>
          <table:table-cell office:value-type="string" table:style-name="ce5">
            <text:p>Part</text:p>
          </table:table-cell>
          <table:table-cell office:value-type="string" table:style-name="ce5">
            <text:p>Suggested purchase link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€pp</text:p>
          </table:table-cell>
          <table:table-cell office:value-type="string" table:style-name="ce4">
            <text:p>€</text:p>
          </table:table-cell>
          <table:table-cell table:style-name="ce5"/>
          <table:table-cell office:value-type="string" table:style-name="ce5">
            <text:p>Total = €</text:p>
          </table:table-cell>
          <table:table-cell office:value-type="float" office:value="65.179999999999993" table:formula="of:=SUM([.G8:.G43])" table:style-name="ce5">
            <text:p>65,18</text:p>
          </table:table-cell>
          <table:table-cell table:number-columns-repeated="28" table:style-name="ce5"/>
          <table:table-cell table:number-columns-repeated="16346" table:style-name="ce4"/>
        </table:table-row>
        <table:table-row table:style-name="ro1">
          <table:table-cell office:value-type="string" table:style-name="ce1">
            <text:p>C1, C2, C3, C8, C9</text:p>
          </table:table-cell>
          <table:table-cell office:value-type="string" table:style-name="ce1">
            <text:p>22 µF capacitor</text:p>
          </table:table-cell>
          <table:table-cell office:value-type="string" table:style-name="ce1">
            <text:p>C2012X5R1V226M125AC</text:p>
          </table:table-cell>
          <table:table-cell office:value-type="string" table:style-name="ce1">
            <text:p><text:a xlink:href="https://www.digikey.be/nl/products/detail/tdk-corporation/C2012X5R1V226M125AC/3951664?s=N4IgTCBcDaICxwKwFoCMCwA43IHYBMQBdAXyA">https://www.digikey.be/nl/products/detail/tdk-corporation/C2012X5R1V226M125AC/3951664?s=N4IgTCBcDaICxwKwFoCMCwA43IHYBMQBdAXyA</text:a></text:p>
          </table:table-cell>
          <table:table-cell office:value-type="float" office:value="5" table:style-name="ce1">
            <text:p>5</text:p>
          </table:table-cell>
          <table:table-cell office:value-type="float" office:value="0.83" table:style-name="ce1">
            <text:p>0,83</text:p>
          </table:table-cell>
          <table:table-cell office:value-type="float" office:value="4.1499999999999995" table:formula="of:=[.F8]*[.E8]" table:style-name="ce1">
            <text:p>4,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4.7 nF capacitor</text:p>
          </table:table-cell>
          <table:table-cell office:value-type="string" table:style-name="ce1">
            <text:p>C0805C472KDRAC7800</text:p>
          </table:table-cell>
          <table:table-cell office:value-type="string" table:style-name="ce1">
            <text:p><text:a xlink:href="https://www.digikey.be/en/products/detail/kemet/C0805C472KDRAC7800/3084006">https://www.digikey.be/en/products/detail/kemet/C0805C472KDRAC7800/3084006</text:a></text:p>
          </table:table-cell>
          <table:table-cell office:value-type="float" office:value="1" table:style-name="ce1">
            <text:p>1</text:p>
          </table:table-cell>
          <table:table-cell office:value-type="float" office:value="0.23" table:style-name="ce1">
            <text:p>0,23</text:p>
          </table:table-cell>
          <table:table-cell office:value-type="float" office:value="0.23" table:formula="of:=[.F9]*[.E9]" table:style-name="ce1">
            <text:p>0,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5, C6</text:p>
          </table:table-cell>
          <table:table-cell office:value-type="string" table:style-name="ce1">
            <text:p>1 nF capacitor</text:p>
          </table:table-cell>
          <table:table-cell office:value-type="string" table:style-name="ce1">
            <text:p>CC0603KRX7R9BB102</text:p>
          </table:table-cell>
          <table:table-cell office:value-type="string" table:style-name="ce1">
            <text:p>https://www.digikey.be/en/products/detail/yageo/CC0603KRX7R9BB102/302814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0.18" table:formula="of:=[.F10]*[.E10]" table:style-name="ce1">
            <text:p>0,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7, C11</text:p>
          </table:table-cell>
          <table:table-cell office:value-type="string" table:style-name="ce1">
            <text:p>100 nF capacitor</text:p>
          </table:table-cell>
          <table:table-cell office:value-type="string" table:style-name="ce1">
            <text:p>CGA3E2X7R1E104M080AA</text:p>
          </table:table-cell>
          <table:table-cell office:value-type="string" table:style-name="ce1">
            <text:p>https://www.digikey.be/en/products/detail/tdk-corporation/CGA3E2X7R1E104M080AA/3949777?s=N4IgTCBcDaICxwKwFoCMZF1W5A7AJiALoC%2BQA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0.18" table:formula="of:=[.F11]*[.E11]" table:style-name="ce1">
            <text:p>0,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1 µF capacitor</text:p>
          </table:table-cell>
          <table:table-cell office:value-type="string" table:style-name="ce1">
            <text:p>CL10A105KA8NNNC</text:p>
          </table:table-cell>
          <table:table-cell office:value-type="string" table:style-name="ce1">
            <text:p>https://www.digikey.be/en/products/detail/samsung-electro-mechanics/CL10A105KA8NNNC/3886760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formula="of:=[.F12]*[.E12]" table:style-name="ce1">
            <text:p>0,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12</text:p>
          </table:table-cell>
          <table:table-cell office:value-type="string" table:style-name="ce1">
            <text:p>15 µF capacitor</text:p>
          </table:table-cell>
          <table:table-cell office:value-type="string" table:style-name="ce1">
            <text:p>C2012X5R1V156M125AC</text:p>
          </table:table-cell>
          <table:table-cell office:value-type="string" table:style-name="ce1">
            <text:p><text:a xlink:href="https://www.digikey.be/en/products/detail/tdk-corporation/C2012X5R1V156M125AC/3951659?s=N4IgTCBcDaICxwKwFoCMCwGY3IHIBEQBdAXyA">https://www.digikey.be/en/products/detail/tdk-corporation/C2012X5R1V156M125AC/3951659?s=N4IgTCBcDaICxwKwFoCMCwGY3IHIBEQBdAXyA</text:a></text:p>
          </table:table-cell>
          <table:table-cell office:value-type="float" office:value="1" table:style-name="ce1">
            <text:p>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57999999999999996" table:formula="of:=[.F13]*[.E13]" table:style-name="ce1">
            <text:p>0,5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1">
            <text:p>4.7 µH inductor</text:p>
          </table:table-cell>
          <table:table-cell office:value-type="string" table:style-name="ce1">
            <text:p>MPH160809S4R7MT</text:p>
          </table:table-cell>
          <table:table-cell office:value-type="string" table:style-name="ce1">
            <text:p>https://www.digikey.be/en/products/detail/shenzhen-sunlord-electronics-co-ltd/MPH160809S4R7MT/14120556?s=N4IgTCBcDaILYAcAWBGAbABgBwYJwGcAWAJwHY4AXEAXQF8g</text:p>
          </table:table-cell>
          <table:table-cell office:value-type="float" office:value="1" table:style-name="ce1">
            <text:p>1</text:p>
          </table:table-cell>
          <table:table-cell office:value-type="float" office:value="0.21" table:style-name="ce1">
            <text:p>0,21</text:p>
          </table:table-cell>
          <table:table-cell office:value-type="float" office:value="0.21" table:formula="of:=[.F14]*[.E14]" table:style-name="ce1">
            <text:p>0,2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1 Mohm resistor</text:p>
          </table:table-cell>
          <table:table-cell office:value-type="string" table:style-name="ce1">
            <text:p>NRC06J105TRF</text:p>
          </table:table-cell>
          <table:table-cell office:value-type="string" table:style-name="ce1">
            <text:p>https://www.digikey.be/en/products/detail/nic-components-corp/NRC06J105TRF/18896047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formula="of:=[.F15]*[.E15]" table:style-name="ce1">
            <text:p>0,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, R6</text:p>
          </table:table-cell>
          <table:table-cell office:value-type="string" table:style-name="ce1">
            <text:p>324 Ohm resistor</text:p>
          </table:table-cell>
          <table:table-cell office:value-type="string" table:style-name="ce1">
            <text:p>RP73PF1J324RBTDF</text:p>
          </table:table-cell>
          <table:table-cell office:value-type="string" table:style-name="ce1">
            <text:p>https://www.digikey.be/en/products/detail/te-connectivity-passive-product/RP73PF1J324RBTDF/4033529</text:p>
          </table:table-cell>
          <table:table-cell office:value-type="float" office:value="2" table:style-name="ce1">
            <text:p>2</text:p>
          </table:table-cell>
          <table:table-cell office:value-type="float" office:value="0.66" table:style-name="ce1">
            <text:p>0,66</text:p>
          </table:table-cell>
          <table:table-cell office:value-type="float" office:value="1.32" table:formula="of:=[.F16]*[.E16]" table:style-name="ce1">
            <text:p>1,3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3, R5, R7, R8</text:p>
          </table:table-cell>
          <table:table-cell office:value-type="string" table:style-name="ce1">
            <text:p>7.32 kOhm resistor</text:p>
          </table:table-cell>
          <table:table-cell office:value-type="string" table:style-name="ce1">
            <text:p>RT0603DRE077K32L</text:p>
          </table:table-cell>
          <table:table-cell office:value-type="string" table:style-name="ce1">
            <text:p>https://www.digikey.be/en/products/detail/yageo/RT0603DRE077K32L/1074982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0.36" table:formula="of:=[.F17]*[.E17]" table:style-name="ce1">
            <text:p>0,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750 Ohm resistor</text:p>
          </table:table-cell>
          <table:table-cell office:value-type="string" table:style-name="ce1">
            <text:p>RP73PF1J750RBTDF</text:p>
          </table:table-cell>
          <table:table-cell office:value-type="string" table:style-name="ce1">
            <text:p>https://www.digikey.be/en/products/detail/te-connectivity-passive-product/RP73PF1J750RBTDF/4033564</text:p>
          </table:table-cell>
          <table:table-cell office:value-type="float" office:value="1" table:style-name="ce1">
            <text:p>1</text:p>
          </table:table-cell>
          <table:table-cell office:value-type="float" office:value="0.61" table:style-name="ce1">
            <text:p>0,61</text:p>
          </table:table-cell>
          <table:table-cell office:value-type="float" office:value="0.61" table:formula="of:=[.F18]*[.E18]" table:style-name="ce1">
            <text:p>0,6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9, R11</text:p>
          </table:table-cell>
          <table:table-cell office:value-type="string" table:style-name="ce1">
            <text:p>100 kOhm resistor</text:p>
          </table:table-cell>
          <table:table-cell office:value-type="string" table:style-name="ce1">
            <text:p>RC0603FR-07100KL</text:p>
          </table:table-cell>
          <table:table-cell office:value-type="string" table:style-name="ce1">
            <text:p>https://www.digikey.be/en/products/detail/yageo/RC0603FR-07100KL/726889?s=N4IgTCBcDaIMwEYEFoEAY0GsAWAnAxgC7IB2AJiALoC%2BQA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0.18" table:formula="of:=[.F19]*[.E19]" table:style-name="ce1">
            <text:p>0,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10</text:p>
          </table:table-cell>
          <table:table-cell office:value-type="string" table:style-name="ce1">
            <text:p>51 kOhm resistor</text:p>
          </table:table-cell>
          <table:table-cell office:value-type="string" table:style-name="ce1">
            <text:p>RT0603FRE0751KL</text:p>
          </table:table-cell>
          <table:table-cell office:value-type="string" table:style-name="ce1">
            <text:p>https://www.digikey.be/en/products/detail/yageo/RT0603FRE0751KL/1075410?s=N4IgTCBcDaIE4BcAMA2JBmAZnApkg7AKwCMA1gDYgC6AvkA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,09</text:p>
          </table:table-cell>
          <table:table-cell office:value-type="float" office:value="0.09" table:formula="of:=[.F20]*[.E20]" table:style-name="ce1">
            <text:p>0,0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12</text:p>
          </table:table-cell>
          <table:table-cell office:value-type="string" table:style-name="ce1">
            <text:p>0 Ohm resistor</text:p>
          </table:table-cell>
          <table:table-cell office:value-type="string" table:style-name="ce1">
            <text:p>PT0603-R-070RL</text:p>
          </table:table-cell>
          <table:table-cell office:value-type="string" table:style-name="ce1">
            <text:p>https://www.digikey.be/en/products/detail/yageo/PT0603-R-070RL/5915239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,4</text:p>
          </table:table-cell>
          <table:table-cell office:value-type="float" office:value="0.4" table:formula="of:=[.F21]*[.E21]" table:style-name="ce1">
            <text:p>0,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TVS diode</text:p>
          </table:table-cell>
          <table:table-cell office:value-type="string" table:style-name="ce1">
            <text:p>PRTR5V0U2AX,235</text:p>
          </table:table-cell>
          <table:table-cell office:value-type="string" table:style-name="ce1">
            <text:p><text:a xlink:href="https://www.digikey.be/en/products/detail/nexperia-usa-inc/PRTR5V0U2AX-235/2119887">https://www.digikey.be/en/products/detail/nexperia-usa-inc/PRTR5V0U2AX-235/2119887</text:a></text:p>
          </table:table-cell>
          <table:table-cell office:value-type="float" office:value="1" table:style-name="ce1">
            <text:p>1</text:p>
          </table:table-cell>
          <table:table-cell office:value-type="float" office:value="0.62" table:style-name="ce1">
            <text:p>0,62</text:p>
          </table:table-cell>
          <table:table-cell office:value-type="float" office:value="0.62" table:formula="of:=[.F22]*[.E22]" table:style-name="ce1">
            <text:p>0,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diode</text:p>
          </table:table-cell>
          <table:table-cell office:value-type="string" table:style-name="ce1">
            <text:p>S1MSWFQ-7</text:p>
          </table:table-cell>
          <table:table-cell office:value-type="string" table:style-name="ce1">
            <text:p><text:a xlink:href="https://www.digikey.be/nl/products/detail/diodes-incorporated/S1MSWFQ-7/5731836">https://www.digikey.be/nl/products/detail/diodes-incorporated/S1MSWFQ-7/5731836</text:a></text:p>
          </table:table-cell>
          <table:table-cell office:value-type="float" office:value="1" table:style-name="ce1">
            <text:p>1</text:p>
          </table:table-cell>
          <table:table-cell office:value-type="float" office:value="0.36" table:style-name="ce1">
            <text:p>0,36</text:p>
          </table:table-cell>
          <table:table-cell office:value-type="float" office:value="0.36" table:formula="of:=[.F23]*[.E23]" table:style-name="ce1">
            <text:p>0,3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RGB LED</text:p>
          </table:table-cell>
          <table:table-cell office:value-type="string" table:style-name="ce1">
            <text:p>XZCCBDMEDGK161W</text:p>
          </table:table-cell>
          <table:table-cell office:value-type="string" table:style-name="ce1">
            <text:p><text:a xlink:href="https://www.digikey.com/en/products/detail/sunled/XZCCBDMEDGK161W/10449771">https://www.digikey.com/en/products/detail/sunled/XZCCBDMEDGK161W/10449771</text:a></text:p>
          </table:table-cell>
          <table:table-cell office:value-type="float" office:value="1" table:style-name="ce1">
            <text:p>1</text:p>
          </table:table-cell>
          <table:table-cell office:value-type="float" office:value="1.01" table:style-name="ce1">
            <text:p>1,01</text:p>
          </table:table-cell>
          <table:table-cell office:value-type="float" office:value="1.01" table:formula="of:=[.F24]*[.E24]" table:style-name="ce1">
            <text:p>1,0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4, D5</text:p>
          </table:table-cell>
          <table:table-cell office:value-type="string" table:style-name="ce1">
            <text:p>5.42V Zener diode</text:p>
          </table:table-cell>
          <table:table-cell office:value-type="string" table:style-name="ce1">
            <text:p>PLZ5V6A-G3/H</text:p>
          </table:table-cell>
          <table:table-cell office:value-type="string" table:style-name="ce1">
            <text:p>https://www.digikey.be/en/products/detail/vishay-general-semiconductor-diodes-division/PLZ5V6A-G3-H/7594407</text:p>
          </table:table-cell>
          <table:table-cell office:value-type="float" office:value="2" table:style-name="ce1">
            <text:p>2</text:p>
          </table:table-cell>
          <table:table-cell office:value-type="float" office:value="0.27" table:style-name="ce1">
            <text:p>0,27</text:p>
          </table:table-cell>
          <table:table-cell office:value-type="float" office:value="0.54" table:formula="of:=[.F25]*[.E25]" table:style-name="ce1">
            <text:p>0,5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1">
            <text:p>ferrite bead</text:p>
          </table:table-cell>
          <table:table-cell office:value-type="string" table:style-name="ce1">
            <text:p>BLM18EG101TN1D</text:p>
          </table:table-cell>
          <table:table-cell office:value-type="string" table:style-name="ce1">
            <text:p><text:a xlink:href="https://www.digikey.be/en/products/detail/murata-electronics/BLM18EG101TN1D/2588021?s=N4IgTCBcDaIEIBkCyBGAHAUQOIoAwoBUA5FAERAF0BfIA">https://www.digikey.be/en/products/detail/murata-electronics/BLM18EG101TN1D/2588021?s=N4IgTCBcDaIEIBkCyBGAHAUQOIoAwoBUA5FAERAF0BfIA</text:a>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0.2" table:formula="of:=[.F26]*[.E26]" table:style-name="ce1">
            <text:p>0,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1</text:p>
          </table:table-cell>
          <table:table-cell office:value-type="string" table:style-name="ce1">
            <text:p>2mA fuse</text:p>
          </table:table-cell>
          <table:table-cell office:value-type="string" table:style-name="ce1">
            <text:p>1812L110/33MR</text:p>
          </table:table-cell>
          <table:table-cell office:value-type="string" table:style-name="ce1">
            <text:p>https://www.digikey.be/en/products/detail/littelfuse-inc/1812L110-33MR/2023966?s=N4IgTCBcDaIGIGYAsAOAbAYwC4FoB2AJiALoC%2BQA</text:p>
          </table:table-cell>
          <table:table-cell office:value-type="float" office:value="1" table:style-name="ce1">
            <text:p>1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000000000000004" table:formula="of:=[.F27]*[.E27]" table:style-name="ce1">
            <text:p>0,5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1">
            <text:p>5V switching regulator</text:p>
          </table:table-cell>
          <table:table-cell office:value-type="string" table:style-name="ce1">
            <text:p>AP63205WU-7</text:p>
          </table:table-cell>
          <table:table-cell office:value-type="string" table:style-name="ce1">
            <text:p><text:a xlink:href="https://www.digikey.be/nl/products/detail/diodes-incorporated/AP63205WU-7/9858424?s=N4IgTCBcDaIIYAcBsBmMAGArAdwK4FoB2AEwEsBjAF3wDtiQBdAXyA">https://www.digikey.be/nl/products/detail/diodes-incorporated/AP63205WU-7/9858424?s=N4IgTCBcDaIIYAcBsBmMAGArAdwK4FoB2AEwEsBjAF3wDtiQBdAXyA</text:a></text:p>
          </table:table-cell>
          <table:table-cell office:value-type="float" office:value="1" table:style-name="ce1">
            <text:p>1</text:p>
          </table:table-cell>
          <table:table-cell office:value-type="float" office:value="0.83" table:style-name="ce1">
            <text:p>0,83</text:p>
          </table:table-cell>
          <table:table-cell office:value-type="float" office:value="0.83" table:formula="of:=[.F28]*[.E28]" table:style-name="ce1">
            <text:p>0,8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2</text:p>
          </table:table-cell>
          <table:table-cell office:value-type="string" table:style-name="ce1">
            <text:p>3.3V LDO</text:p>
          </table:table-cell>
          <table:table-cell office:value-type="string" table:style-name="ce1">
            <text:p>AP2112K-3.3TRG1</text:p>
          </table:table-cell>
          <table:table-cell office:value-type="string" table:style-name="ce1">
            <text:p>https://www.digikey.be/en/products/detail/diodes-incorporated/AP2112K-3-3TRG1/4470746?s=N4IgTCBcDaIIIAUwEZlgNIFoDMA6bAKgEoDiyIAugL5A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,33</text:p>
          </table:table-cell>
          <table:table-cell office:value-type="float" office:value="0.33" table:formula="of:=[.F29]*[.E29]" table:style-name="ce1">
            <text:p>0,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1, Q3, Q4</text:p>
          </table:table-cell>
          <table:table-cell office:value-type="string" table:style-name="ce1">
            <text:p>N-channel enhancement mode mosfet</text:p>
          </table:table-cell>
          <table:table-cell office:value-type="string" table:style-name="ce1">
            <text:p>BSS138K-13</text:p>
          </table:table-cell>
          <table:table-cell office:value-type="string" table:style-name="ce1">
            <text:p><text:a xlink:href="https://www.digikey.be/en/products/detail/diodes-incorporated/BSS138K-13/9089764">https://www.digikey.be/en/products/detail/diodes-incorporated/BSS138K-13/9089764</text:a></text:p>
          </table:table-cell>
          <table:table-cell office:value-type="float" office:value="3" table:style-name="ce1">
            <text:p>3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86999999999999988" table:formula="of:=[.F30]*[.E30]" table:style-name="ce1">
            <text:p>0,8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2, Q5</text:p>
          </table:table-cell>
          <table:table-cell office:value-type="string" table:style-name="ce1">
            <text:p>double pre-biased PNP</text:p>
          </table:table-cell>
          <table:table-cell office:value-type="string" table:style-name="ce1">
            <text:p>RN2903,LXHF(CT</text:p>
          </table:table-cell>
          <table:table-cell office:value-type="string" table:style-name="ce1">
            <text:p><text:a xlink:href="https://www.digikey.be/nl/products/detail/toshiba-semiconductor-and-storage/RN2903-LXHF-CT/15282055">https://www.digikey.be/nl/products/detail/toshiba-semiconductor-and-storage/RN2903-LXHF-CT/15282055</text:a></text:p>
          </table:table-cell>
          <table:table-cell office:value-type="float" office:value="2" table:style-name="ce1">
            <text:p>2</text:p>
          </table:table-cell>
          <table:table-cell office:value-type="float" office:value="0.41" table:style-name="ce1">
            <text:p>0,41</text:p>
          </table:table-cell>
          <table:table-cell office:value-type="float" office:value="0.82" table:formula="of:=[.F31]*[.E31]" table:style-name="ce1">
            <text:p>0,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6</text:p>
          </table:table-cell>
          <table:table-cell office:value-type="string" table:style-name="ce1">
            <text:p>N-channel depletion mode mosfet</text:p>
          </table:table-cell>
          <table:table-cell office:value-type="string" table:style-name="ce1">
            <text:p>BSS159NH6327XTSA2</text:p>
          </table:table-cell>
          <table:table-cell office:value-type="string" table:style-name="ce1">
            <text:p><text:a xlink:href="https://www.digikey.be/en/products/detail/infineon-technologies/BSS159NH6327XTSA2/5413660">https://www.digikey.be/en/products/detail/infineon-technologies/BSS159NH6327XTSA2/5413660</text:a></text:p>
          </table:table-cell>
          <table:table-cell office:value-type="float" office:value="1" table:style-name="ce1">
            <text:p>1</text:p>
          </table:table-cell>
          <table:table-cell office:value-type="float" office:value="0.47" table:style-name="ce1">
            <text:p>0,47</text:p>
          </table:table-cell>
          <table:table-cell office:value-type="float" office:value="0.47" table:formula="of:=[.F32]*[.E32]" table:style-name="ce1">
            <text:p>0,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Q7</text:p>
          </table:table-cell>
          <table:table-cell office:value-type="string" table:style-name="ce1">
            <text:p>P-channel power mosfet</text:p>
          </table:table-cell>
          <table:table-cell office:value-type="string" table:style-name="ce1">
            <text:p>SI7469DP-T1-GE3</text:p>
          </table:table-cell>
          <table:table-cell office:value-type="string" table:style-name="ce1">
            <text:p>https://www.digikey.be/en/products/detail/vishay-siliconix/SI7469DP-T1-GE3/2441733</text:p>
          </table:table-cell>
          <table:table-cell office:value-type="float" office:value="1" table:style-name="ce1">
            <text:p>1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2.4300000000000002" table:formula="of:=[.F33]*[.E33]" table:style-name="ce1">
            <text:p>2,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INA1</text:p>
          </table:table-cell>
          <table:table-cell office:value-type="string" table:style-name="ce1">
            <text:p>Microcontroller</text:p>
          </table:table-cell>
          <table:table-cell office:value-type="string" table:style-name="ce1">
            <text:p>NINA-B301-00B</text:p>
          </table:table-cell>
          <table:table-cell office:value-type="string" table:style-name="ce1">
            <text:p><text:a xlink:href="https://www.digikey.be/nl/products/detail/u-blox/NINA-B301-00B/9818003?s=N4IgTCBcDaIHYEs4EMAEAjAzABgIwgF0BfIA">https://www.digikey.be/nl/products/detail/u-blox/NINA-B301-00B/9818003?s=N4IgTCBcDaIHYEs4EMAEAjAzABgIwgF0BfIA</text:a></text:p>
          </table:table-cell>
          <table:table-cell office:value-type="float" office:value="1" table:style-name="ce1">
            <text:p>1</text:p>
          </table:table-cell>
          <table:table-cell office:value-type="float" office:value="13.16" table:style-name="ce1">
            <text:p>13,16</text:p>
          </table:table-cell>
          <table:table-cell office:value-type="float" office:value="13.16" table:formula="of:=[.F34]*[.E34]" table:style-name="ce1">
            <text:p>13,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1">
            <text:p>micro USB</text:p>
          </table:table-cell>
          <table:table-cell office:value-type="string" table:style-name="ce1">
            <text:p>MCR-B-S-RA-SMT-CS5A-NF-T/R</text:p>
          </table:table-cell>
          <table:table-cell office:value-type="string" table:style-name="ce1">
            <text:p><text:a xlink:href="https://www.digikey.be/en/products/detail/adam-tech/MCR-B-S-RA-SMT-CS5A-NF-T-R/9832094">https://www.digikey.be/en/products/detail/adam-tech/MCR-B-S-RA-SMT-CS5A-NF-T-R/9832094</text:a></text:p>
          </table:table-cell>
          <table:table-cell office:value-type="float" office:value="1" table:style-name="ce1">
            <text:p>1</text:p>
          </table:table-cell>
          <table:table-cell office:value-type="float" office:value="0.37" table:style-name="ce1">
            <text:p>0,37</text:p>
          </table:table-cell>
          <table:table-cell office:value-type="float" office:value="0.37" table:formula="of:=[.F35]*[.E35]" table:style-name="ce1">
            <text:p>0,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1">
            <text:p>micro coax receptacle</text:p>
          </table:table-cell>
          <table:table-cell office:value-type="string" table:style-name="ce1">
            <text:p>2337019-1</text:p>
          </table:table-cell>
          <table:table-cell office:value-type="string" table:style-name="ce1">
            <text:p><text:a xlink:href="https://www.digikey.be/nl/products/detail/te-connectivity-amp-connectors/2337019-1/9974052">https://www.digikey.be/nl/products/detail/te-connectivity-amp-connectors/2337019-1/9974052</text:a>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,22</text:p>
          </table:table-cell>
          <table:table-cell office:value-type="float" office:value="0.22" table:formula="of:=[.F36]*[.E36]" table:style-name="ce1">
            <text:p>0,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3, J4, J5, J6</text:p>
          </table:table-cell>
          <table:table-cell office:value-type="string" table:style-name="ce1">
            <text:p>terminal block 2 positions</text:p>
          </table:table-cell>
          <table:table-cell office:value-type="float" office:value="1987724" table:style-name="ce1">
            <text:p>1987724</text:p>
          </table:table-cell>
          <table:table-cell office:value-type="string" table:style-name="ce1">
            <text:p><text:a xlink:href="https://www.digikey.be/nl/products/detail/phoenix-contact/1987724/2513900">https://www.digikey.be/nl/products/detail/phoenix-contact/1987724/2513900</text:a></text:p>
          </table:table-cell>
          <table:table-cell office:value-type="float" office:value="4" table:style-name="ce1">
            <text:p>4</text:p>
          </table:table-cell>
          <table:table-cell office:value-type="float" office:value="0.48" table:style-name="ce1">
            <text:p>0,48</text:p>
          </table:table-cell>
          <table:table-cell office:value-type="float" office:value="1.92" table:formula="of:=[.F37]*[.E37]" table:style-name="ce1">
            <text:p>1,9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7, J8</text:p>
          </table:table-cell>
          <table:table-cell office:value-type="string" table:style-name="ce1">
            <text:p>2.54mm pitch female header 10pos</text:p>
          </table:table-cell>
          <table:table-cell office:value-type="string" table:style-name="ce1">
            <text:p>RS2-10-G</text:p>
          </table:table-cell>
          <table:table-cell office:value-type="string" table:style-name="ce1">
            <text:p><text:a xlink:href="https://www.digikey.be/en/products/detail/adam-tech/RS2-10-G/9832049">https://www.digikey.be/en/products/detail/adam-tech/RS2-10-G/9832049</text:a></text:p>
          </table:table-cell>
          <table:table-cell office:value-type="float" office:value="2" table:style-name="ce1">
            <text:p>2</text:p>
          </table:table-cell>
          <table:table-cell office:value-type="float" office:value="0.59" table:style-name="ce1">
            <text:p>0,59</text:p>
          </table:table-cell>
          <table:table-cell office:value-type="float" office:value="1.18" table:formula="of:=[.F38]*[.E38]" table:style-name="ce1">
            <text:p>1,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9</text:p>
          </table:table-cell>
          <table:table-cell office:value-type="string" table:style-name="ce1">
            <text:p>1.27mm pitch male header 10pos</text:p>
          </table:table-cell>
          <table:table-cell office:value-type="string" table:style-name="ce1">
            <text:p>20021121-00010C4LF</text:p>
          </table:table-cell>
          <table:table-cell office:value-type="string" table:style-name="ce1">
            <text:p>https://www.digikey.be/en/products/detail/amphenol-cs-fci/20021121-00010C4LF/2209057</text:p>
          </table:table-cell>
          <table:table-cell office:value-type="float" office:value="1" table:style-name="ce1">
            <text:p>1</text:p>
          </table:table-cell>
          <table:table-cell office:value-type="float" office:value="0.94" table:style-name="ce1">
            <text:p>0,94</text:p>
          </table:table-cell>
          <table:table-cell office:value-type="float" office:value="0.94" table:formula="of:=[.F39]*[.E39]" table:style-name="ce1">
            <text:p>0,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10</text:p>
          </table:table-cell>
          <table:table-cell office:value-type="string" table:style-name="ce1">
            <text:p>pogo pin header 10pos</text:p>
          </table:table-cell>
          <table:table-cell table:style-name="ce1"/>
          <table:table-cell office:value-type="string" table:style-name="ce1">
            <text:p>https://www.digikey.be/en/products/detail/mill-max-manufacturing-corp/827-22-010-10-001101/6149700?s=N4IgTCBcDaIKYBMCMAGAbGg7AWgHYJAF0BfIA</text:p>
          </table:table-cell>
          <table:table-cell office:value-type="float" office:value="1" table:style-name="ce1">
            <text:p>1</text:p>
          </table:table-cell>
          <table:table-cell office:value-type="float" office:value="6.11" table:style-name="ce1">
            <text:p>6,11</text:p>
          </table:table-cell>
          <table:table-cell office:value-type="float" office:value="6.11" table:formula="of:=[.F40]*[.E40]" table:style-name="ce1">
            <text:p>6,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CL-DA-1CB4-A2T</text:p>
          </table:table-cell>
          <table:table-cell office:value-type="string" table:style-name="ce1">
            <text:p><text:a xlink:href="https://www.digikey.be/nl/products/detail/nidec-components-corporation/CL-DA-1CB4-A2T/3076806">https://www.digikey.be/nl/products/detail/nidec-components-corporation/CL-DA-1CB4-A2T/3076806</text:a></text:p>
          </table:table-cell>
          <table:table-cell office:value-type="float" office:value="1" table:style-name="ce1">
            <text:p>1</text:p>
          </table:table-cell>
          <table:table-cell office:value-type="float" office:value="1.17" table:style-name="ce1">
            <text:p>1,17</text:p>
          </table:table-cell>
          <table:table-cell office:value-type="float" office:value="1.17" table:formula="of:=[.F41]*[.E41]" table:style-name="ce1">
            <text:p>1,1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2.45GHZ dipole antenna</text:p>
          </table:table-cell>
          <table:table-cell office:value-type="string" table:style-name="ce1">
            <text:p>ANTX100P011B24003</text:p>
          </table:table-cell>
          <table:table-cell office:value-type="string" table:style-name="ce1">
            <text:p><text:a xlink:href="https://www.digikey.be/nl/products/detail/pulse-electronics/ANTX100P011B24003/9360397?s=N4IgTCBcDaIIIDkAqANAjABgwBQ2tAQmACxYDMIAugL5A">https://www.digikey.be/nl/products/detail/pulse-electronics/ANTX100P011B24003/9360397?s=N4IgTCBcDaIIIDkAqANAjABgwBQ2tAQmACxYDMIAugL5A</text:a></text:p>
          </table:table-cell>
          <table:table-cell office:value-type="float" office:value="1" table:style-name="ce1">
            <text:p>1</text:p>
          </table:table-cell>
          <table:table-cell office:value-type="float" office:value="1.53" table:style-name="ce1">
            <text:p>1,53</text:p>
          </table:table-cell>
          <table:table-cell office:value-type="float" office:value="1.53" table:formula="of:=[.F42]*[.E42]" table:style-name="ce1">
            <text:p>1,53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rcular connector 90° M8 8pole</text:p>
          </table:table-cell>
          <table:table-cell office:value-type="string" table:style-name="ce1">
            <text:p>PXPPVC08RAF08ACL010PVC</text:p>
          </table:table-cell>
          <table:table-cell office:value-type="string" table:style-name="ce1">
            <text:p>https://www.digikey.be/en/products/detail/bulgin/PXPPVC08RAF08ACL010PVC/13548246?s=N4IgTCBcDaIAoA05wGoGEAMAOASgQQDFs80AZDARg1TRAF0BfIA</text:p>
          </table:table-cell>
          <table:table-cell office:value-type="float" office:value="1" table:style-name="ce1">
            <text:p>1</text:p>
          </table:table-cell>
          <table:table-cell office:value-type="float" office:value="20.88" table:style-name="ce1">
            <text:p>20,88</text:p>
          </table:table-cell>
          <table:table-cell office:value-type="float" office:value="20.88" table:formula="of:=[.F43]*[.E43]" table:style-name="ce1">
            <text:p>20,88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2" table:style-name="ce6"/>
          <table:table-cell office:value-type="string" table:style-name="ce6">
            <text:p>OR CONTACT amissiontech FOR AM08F0811A132 SAMPLE PARTS</text:p>
          </table:table-cell>
          <table:table-cell table:number-columns-repeated="34" table:style-name="ce6"/>
          <table:table-cell table:number-columns-repeated="16346"/>
        </table:table-row>
        <table:table-row table:style-name="ro2">
          <table:table-cell office:value-type="string" table:style-name="ce2">
            <text:p>Mechanical components</text:p>
          </table:table-cell>
          <table:table-cell table:number-columns-repeated="5" table:style-name="ce3"/>
          <table:table-cell table:style-name="ce2"/>
          <table:table-cell table:number-columns-repeated="31" table:style-name="ce3"/>
          <table:table-cell table:number-columns-repeated="16346" table:style-name="ce2"/>
        </table:table-row>
        <table:table-row table:style-name="ro2">
          <table:table-cell table:style-name="ce4"/>
          <table:table-cell office:value-type="string" table:style-name="ce5">
            <text:p>Component</text:p>
          </table:table-cell>
          <table:table-cell table:style-name="ce5"/>
          <table:table-cell office:value-type="string" table:style-name="ce5">
            <text:p>Suggested purchase link</text:p>
          </table:table-cell>
          <table:table-cell office:value-type="string" table:style-name="ce5">
            <text:p>Qty</text:p>
          </table:table-cell>
          <table:table-cell table:style-name="ce5"/>
          <table:table-cell table:style-name="ce4"/>
          <table:table-cell table:number-columns-repeated="31" table:style-name="ce5"/>
          <table:table-cell table:number-columns-repeated="16346" table:style-name="ce4"/>
        </table:table-row>
        <table:table-row table:style-name="ro1">
          <table:table-cell table:style-name="ce1"/>
          <table:table-cell office:value-type="string" table:style-name="ce1">
            <text:p>M5 heat-set insert</text:p>
          </table:table-cell>
          <table:table-cell table:style-name="ce1"/>
          <table:table-cell office:value-type="string" table:style-name="ce1">
            <text:p>https://be.farnell.com/tr-fastenings/m5-uhbrhesf/brass-insert-unheaded-m5-pk100/dp/2474924?st=m5%20heat-set%20insert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3 heat-set insert</text:p>
          </table:table-cell>
          <table:table-cell table:style-name="ce1"/>
          <table:table-cell office:value-type="string" table:style-name="ce1">
            <text:p>https://be.farnell.com/tr-fastenings/m3-uhbrhesf/brass-insert-unheaded-m3-pk100/dp/2474921?st=heat-sert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6">
            <text:p>M2 nut</text:p>
          </table:table-cell>
          <table:table-cell table:style-name="ce1"/>
          <table:table-cell table:style-name="ce6"/>
          <table:table-cell office:value-type="float" office:value="5" table:style-name="ce6">
            <text:p>5</text:p>
          </table:table-cell>
          <table:table-cell table:style-name="ce1"/>
          <table:table-cell table:style-name="ce7"/>
          <table:table-cell table:style-name="ce1"/>
          <table:table-cell table:number-columns-repeated="16376"/>
        </table:table-row>
        <table:table-row table:style-name="ro1">
          <table:table-cell/>
          <table:table-cell office:value-type="string" table:style-name="ce6">
            <text:p>M2x6 bolt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table:number-columns-repeated="33" table:style-name="ce6"/>
          <table:table-cell table:number-columns-repeated="16346"/>
        </table:table-row>
        <table:table-row table:style-name="ro1">
          <table:table-cell table:style-name="ce1"/>
          <table:table-cell office:value-type="string" table:style-name="ce6">
            <text:p>M2x8 bolt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6">
            <text:p>M3x6 bolt</text:p>
          </table:table-cell>
          <table:table-cell table:number-columns-repeated="2" table:style-name="ce6"/>
          <table:table-cell office:value-type="float" office:value="2" table:style-name="ce6">
            <text:p>2</text:p>
          </table:table-cell>
          <table:table-cell table:number-columns-repeated="33" table:style-name="ce6"/>
          <table:table-cell table:number-columns-repeated="1634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MU Sans Serif" svg:font-family="&quot;CMU Sans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Remko Proesmans (UGent-imec)</dc:creator>
    <meta:creation-date>2023-08-11T17:10:25Z</meta:creation-date>
    <dc:date>2023-12-19T19:08:59Z</dc:date>
    <meta:editing-cycles>7</meta:editing-cycles>
    <meta:editing-duration>PT0S</meta:editing-duration>
    <meta:user-defined meta:name="ProgId">Excel.Sheet</meta:user-defined>
  </office:meta>
</office:document-meta>
</file>